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Arrowheads_20_1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dash" draw:stroke-dash="Long_20_Dash" svg:stroke-width="0.053cm" svg:stroke-color="#000000" draw:marker-start="Arrowheads_20_1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draw:stroke-dash="Long_20_Dash" svg:stroke-width="0.053cm" svg:stroke-color="#000000" draw:marker-start="" draw:marker-start-width="0.43cm" draw:marker-start-center="false" draw:marker-end="Not_20_navigable" draw:marker-end-width="0.4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draw:stroke-dash="Long_20_Dash" svg:stroke-width="0.053cm" svg:stroke-color="#000000" draw:marker-start="Not_20_navigable" draw:marker-start-width="0.4cm" draw:marker-start-center="false" draw:marker-end="Not_20_navigable" draw:marker-end-width="0.4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Not_20_navigable" draw:marker-end-width="0.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Arrowheads_20_1" draw:marker-start-width="0.3cm" draw:marker-start-center="false" draw:marker-end="Square_20_unfilled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Contains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Square_20_unfilled" draw:marker-start-width="0.28cm" draw:marker-start-center="false" draw:marker-end="Arrowheads_20_10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Arrowheads_20_8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Prueba" draw:marker-end-width="0.35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Navigation" draw:marker-start-width="0.3cm" draw:marker-start-center="false" draw:marker-end="Not_20_navigable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Navigation" draw:marker-start-width="0.3cm" draw:marker-start-center="false" draw:marker-end="Square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Arrow_20_large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none" draw:stroke-dash="Dashed_20__28_var_29__20_4" svg:stroke-width="0cm" svg:stroke-color="#000000" draw:marker-start="NavigableProperty" draw:marker-start-width="0.3cm" draw:marker-start-center="false" draw:marker-end="NavigableProperty" draw:marker-end-width="0.58cm" draw:marker-end-center="false" draw:fill="solid" draw:fill-color="#000000" draw:opacity="100%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NavigableProperty" draw:marker-start-width="0.28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5.75cm" fo:min-width="5.5cm" loext:decorative="false"/>
    </style:style>
    <style:style style:name="gr30" style:family="graphic" style:parent-style-name="objectwithoutfill">
      <style:graphic-properties svg:stroke-width="1.235cm" svg:stroke-color="#000000" draw:marker-start-width="2.025cm" draw:marker-end-width="2.025cm" draw:fill="none" draw:textarea-vertical-align="middle" fo:padding-top="0.715cm" fo:padding-bottom="0.715cm" fo:padding-left="0.84cm" fo:padding-right="0.84cm" loext:decorative="false"/>
    </style:style>
    <style:style style:name="gr31" style:family="graphic" style:parent-style-name="standard">
      <style:graphic-properties svg:stroke-color="#000000" draw:marker-start="Object_20_with_20_arrow" draw:marker-end="Object_20_with_20_arrow" draw:fill-color="#000000" draw:textarea-horizontal-align="justify" draw:textarea-vertical-align="middle" draw:auto-grow-height="false" fo:min-height="5.75cm" fo:min-width="5.5cm" loext:decorative="false"/>
    </style:style>
    <style:style style:name="gr32" style:family="graphic" style:parent-style-name="standard">
      <style:graphic-properties draw:stroke="none" svg:stroke-width="0.053cm" svg:stroke-color="#000000" draw:marker-start="Navigation" draw:marker-start-width="0.517cm" draw:marker-end="Navigation" draw:marker-end-width="0.517cm" draw:stroke-linejoin="miter" draw:fill="solid" draw:fill-color="#000000" draw:opacity="100%" draw:textarea-horizontal-align="center" draw:textarea-vertical-align="middle" fo:padding-top="0.204cm" fo:padding-bottom="0.204cm" fo:padding-left="0.329cm" fo:padding-right="0.329cm" loext:decorative="false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000000" draw:opacity="100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1.16cm" svg:y1="2.27cm" svg:x2="13.692cm" svg:y2="3.571cm" svg:d="M11160 2270h1266v1301h1266" svg:viewBox="0 0 2533 1302">
          <text:p/>
        </draw:connector>
        <draw:connector draw:style-name="gr2" draw:text-style-name="P1" draw:layer="layout" svg:x1="14.967cm" svg:y1="6.086cm" svg:x2="17.5cm" svg:y2="7.371cm" svg:d="M14967 6086h1267v1285h1266" svg:viewBox="0 0 2534 1286">
          <text:p/>
        </draw:connector>
        <draw:connector draw:style-name="gr3" draw:text-style-name="P1" draw:layer="layout" svg:x1="6.087cm" svg:y1="12.43cm" svg:x2="8.62cm" svg:y2="13.715cm" svg:d="M6087 12430h1267v1285h1266" svg:viewBox="0 0 2534 1286">
          <text:p/>
        </draw:connector>
        <draw:connector draw:style-name="gr4" draw:text-style-name="P1" draw:layer="layout" svg:x1="9.897cm" svg:y1="12.43cm" svg:x2="12.43cm" svg:y2="13.715cm" svg:d="M9897 12430h1267v1285h1266" svg:viewBox="0 0 2534 1286">
          <text:p/>
        </draw:connector>
        <draw:connector draw:style-name="gr5" draw:text-style-name="P1" draw:layer="layout" svg:x1="13.7cm" svg:y1="12.43cm" svg:x2="16.225cm" svg:y2="13.705cm" svg:d="M13700 12430h1263v1275h1262" svg:viewBox="0 0 2526 1276">
          <text:p/>
        </draw:connector>
        <draw:connector draw:style-name="gr6" draw:text-style-name="P1" draw:layer="layout" svg:x1="6.115cm" svg:y1="14.97cm" svg:x2="8.665cm" svg:y2="16.25cm" svg:d="M6115 14970h1275v1280h1275" svg:viewBox="0 0 2551 1281">
          <text:p/>
        </draw:connector>
        <draw:connector draw:style-name="gr7" draw:text-style-name="P1" draw:layer="layout" svg:x1="9.89cm" svg:y1="14.97cm" svg:x2="12.457cm" svg:y2="16.272cm" svg:d="M9890 14970h1284v1302h1283" svg:viewBox="0 0 2568 1303">
          <text:p/>
        </draw:connector>
        <draw:connector draw:style-name="gr8" draw:text-style-name="P1" draw:layer="layout" svg:x1="4.81cm" svg:y1="7.35cm" svg:x2="7.342cm" svg:y2="8.644cm" svg:d="M4810 7350h1266v1294h1266" svg:viewBox="0 0 2533 1295">
          <text:p/>
        </draw:connector>
        <draw:connector draw:style-name="gr9" draw:text-style-name="P1" draw:layer="layout" svg:x1="4.771cm" svg:y1="18.815cm" svg:x2="7.35cm" svg:y2="20.05cm" svg:d="M4771 18815h1290v1235h1289" svg:viewBox="0 0 2580 1236">
          <text:p/>
        </draw:connector>
        <draw:connector draw:style-name="gr10" draw:text-style-name="P1" draw:layer="layout" svg:x1="7.377cm" svg:y1="21.542cm" svg:x2="9.956cm" svg:y2="22.777cm" svg:d="M7377 21542h1290v1235h1289" svg:viewBox="0 0 2580 1236">
          <text:p/>
        </draw:connector>
        <draw:connector draw:style-name="gr11" draw:text-style-name="P1" draw:layer="layout" svg:x1="5.127cm" svg:y1="2.881cm" svg:x2="7.659cm" svg:y2="4.175cm" svg:d="M5127 2881h1266v1294h1266" svg:viewBox="0 0 2533 1295">
          <text:p/>
        </draw:connector>
        <draw:connector draw:style-name="gr12" draw:text-style-name="P1" draw:layer="layout" svg:x1="15.605cm" svg:y1="19.4cm" svg:x2="18.138cm" svg:y2="20.685cm" svg:d="M15605 19400h1267v1285h1266" svg:viewBox="0 0 2534 1286">
          <text:p/>
        </draw:connector>
        <draw:connector draw:style-name="gr13" draw:text-style-name="P1" draw:layer="layout" svg:x1="14.977cm" svg:y1="8.62cm" svg:x2="17.51cm" svg:y2="9.905cm" svg:d="M14977 8620h1267v1285h1266" svg:viewBox="0 0 2534 1286">
          <text:p/>
        </draw:connector>
        <draw:connector draw:style-name="gr14" draw:text-style-name="P1" draw:layer="layout" svg:x1="15.287cm" svg:y1="15.272cm" svg:x2="17.82cm" svg:y2="16.557cm" svg:d="M15287 15272h1267v1285h1266" svg:viewBox="0 0 2534 1286">
          <text:p/>
        </draw:connector>
        <draw:connector draw:style-name="gr15" draw:text-style-name="P1" draw:layer="layout" svg:x1="9.999cm" svg:y1="24.735cm" svg:x2="12.532cm" svg:y2="26.02cm" svg:d="M9999 24735h1267v1285h1266" svg:viewBox="0 0 2534 1286">
          <text:p/>
        </draw:connector>
        <draw:connector draw:style-name="gr16" draw:text-style-name="P1" draw:layer="layout" svg:x1="16.784cm" svg:y1="2.869cm" svg:x2="19.317cm" svg:y2="4.154cm" svg:d="M16784 2869h1267v1285h1266" svg:viewBox="0 0 2534 1286">
          <text:p/>
        </draw:connector>
        <draw:connector draw:style-name="gr17" draw:text-style-name="P1" draw:layer="layout" draw:line-skew="-0.017cm" svg:x1="14.967cm" svg:y1="1cm" svg:x2="17.5cm" svg:y2="2.285cm" svg:d="M14967 1000h1250v1285h1283" svg:viewBox="0 0 2534 1286">
          <text:p/>
        </draw:connector>
        <draw:frame draw:style-name="gr18" draw:text-style-name="P3" draw:layer="layout" svg:width="1.461cm" svg:height="0.725cm" svg:x="17.789cm" svg:y="11.955cm">
          <draw:text-box>
            <text:p text:style-name="P2"><text:span text:style-name="T1">1..*</text:span></text:p>
          </draw:text-box>
        </draw:frame>
        <draw:connector draw:style-name="gr19" draw:text-style-name="P1" draw:layer="layout" svg:x1="8.797cm" svg:y1="5.883cm" svg:x2="11.33cm" svg:y2="7.168cm" svg:d="M8797 5883h1267v1285h1266" svg:viewBox="0 0 2534 1286">
          <text:p/>
        </draw:connector>
        <draw:connector draw:style-name="gr20" draw:text-style-name="P1" draw:layer="layout" svg:x1="2.551cm" svg:y1="9.845cm" svg:x2="5.084cm" svg:y2="11.13cm" svg:d="M2551 9845h1267v1285h1266" svg:viewBox="0 0 2534 1286">
          <text:p/>
        </draw:connector>
        <draw:g draw:style-name="gr21">
          <draw:polygon draw:style-name="gr22" draw:text-style-name="P5" draw:layer="layout" svg:width="2.999cm" svg:height="1.499cm" svg:x="5.25cm" svg:y="24.25cm" svg:viewBox="0 0 3000 1500" draw:points="3000,375 3000,1500 0,1500 0,0 2550,0">
            <text:p text:style-name="P4"><text:span text:style-name="T1">Comment</text:span></text:p>
          </draw:polygon>
          <draw:custom-shape draw:style-name="gr23" draw:text-style-name="P5" draw:layer="layout" svg:width="0.375cm" svg:height="0.313cm" svg:x="7.838cm" svg:y="24.281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24" draw:text-style-name="P7" draw:layer="layout" svg:width="3cm" svg:height="1.5cm" svg:x="2cm" svg:y="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6"><text:span text:style-name="T1">Class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0.149cm" svg:y1="9.051cm" svg:x2="12.682cm" svg:y2="10.336cm" svg:d="M10149 9051h1267v1285h1266" svg:viewBox="0 0 2534 1286">
          <text:p/>
        </draw:connector>
        <draw:connector draw:style-name="gr26" draw:text-style-name="P1" draw:layer="layout" svg:x1="2.589cm" svg:y1="4.742cm" svg:x2="5.122cm" svg:y2="6.027cm" svg:d="M2589 4742h1267v1285h1266" svg:viewBox="0 0 2534 1286">
          <text:p/>
        </draw:connector>
        <draw:path draw:style-name="gr27" draw:text-style-name="P8" draw:layer="layout" svg:width="0.799cm" svg:height="0.303cm" draw:transform="rotate (1.5707963267949) translate (-0.74960315100878cm 15.851cm)" svg:viewBox="0 0 800 304" svg:d="M796 119l-9-27-14-27-19-24-26-18-27-13-27-7-28-3-27 4-28 8-27 15-23 19-18 25-13 28-8 27-2 28 3 27 10 28 14 26 19 24 24 18 28 13 28 7 27 3 28-4 27-9 27-14 24-19 18-26 13-26 7-28 3-27zM0 127v27 26l218 4-187 62 10 29 9 29 364-122 86-29-86-28-364-121-9 29-10 28 186 62z">
          <text:p/>
        </draw:path>
        <draw:connector draw:style-name="gr28" draw:text-style-name="P9" draw:layer="layout" svg:x1="1.539cm" svg:y1="16.248cm" svg:x2="4.072cm" svg:y2="17.533cm" svg:d="M1539 16248h1267v1285h1266" svg:viewBox="0 0 2534 1286">
          <text:p/>
        </draw:connector>
      </draw:page>
      <draw:page draw:name="page2" draw:style-name="dp1" draw:master-page-name="Default">
        <draw:path draw:style-name="gr29" draw:text-style-name="P10" draw:layer="layout" svg:width="5.999cm" svg:height="5.999cm" svg:x="2cm" svg:y="2cm" svg:viewBox="0 0 6000 6000" svg:d="M500 5500h5000v-5000h-5000zM0 6000v-6000h6000v6000z">
          <text:p/>
        </draw:path>
        <draw:line draw:style-name="gr30" draw:text-style-name="P11" draw:layer="layout" svg:x1="5cm" svg:y1="8cm" svg:x2="5cm" svg:y2="16cm">
          <text:p/>
        </draw:line>
        <draw:line draw:style-name="gr30" draw:text-style-name="P11" draw:layer="layout" svg:x1="5cm" svg:y1="8cm" svg:x2="2cm" svg:y2="15.5cm">
          <text:p/>
        </draw:line>
        <draw:line draw:style-name="gr30" draw:text-style-name="P11" draw:layer="layout" svg:x1="5cm" svg:y1="8cm" svg:x2="8cm" svg:y2="15.5cm">
          <text:p/>
        </draw:line>
        <draw:path draw:style-name="gr31" draw:text-style-name="P10" draw:layer="layout" svg:width="7.146cm" svg:height="13.999cm" svg:x="11.677cm" svg:y="5.5cm" svg:viewBox="0 0 7147 14000" svg:d="M1073 5500h5000v-5000h-5000zM573 6000v-6000h6000v6000h-2335l2909 7271-574 229-573 229-1809-4523v4794h-618-617v-4794l-1809 4523-574-229-573-229 2908-7271z">
          <text:p/>
        </draw:path>
      </draw:page>
      <draw:page draw:name="page3" draw:style-name="dp1" draw:master-page-name="Default">
        <draw:polygon draw:style-name="gr32" draw:text-style-name="P12" draw:layer="layout" svg:width="0.785cm" svg:height="1.227cm" svg:x="11.402cm" svg:y="8.686cm" svg:viewBox="0 0 786 1228" draw:points="151,1228 75,1203 0,1178 318,226 394,0 469,226 786,1178 710,1203 635,1228 473,742 473,1204 393,1204 314,1204 314,74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300 300" svg:d="M0 0h300v300h-300zM20 20h260v260h-260z"/>
    <draw:marker draw:name="Arrowheads_20_10" draw:display-name="Arrowheads 10" svg:viewBox="0 0 6064 11000" svg:d="M532 5500h5000v-5000h-5000zM32 6000v-6000h6000v6000h-2283l2315 3937-532 313-532 313-1350-2295v2732h-618-617v-2732l-1351 2295-532-313-532-313 2316-3937z"/>
    <draw:marker draw:name="Arrowheads_20_8" draw:display-name="Arrowheads 8" svg:viewBox="0 0 6064 11000" svg:d="M532 5500h5000v-5000h-5000zM32 6000v-6000h6000v6000h-2283l2315 3937-532 313-532 313-1350-2295v2732h-618-617v-2732l-1351 2295-532-313-532-313 2316-3937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tains" svg:viewBox="0 0 742 742" svg:d="M729 467c-8 31-20 61-37 90-16 28-36 54-59 76-22 23-48 43-76 59-29 17-59 29-90 37-31 9-63 13-96 13s-65-4-96-13c-31-8-61-20-89-37-29-16-55-36-77-59-23-22-43-48-59-76-17-29-29-59-37-90-9-31-13-63-13-96s4-65 13-96c8-31 20-61 37-89 16-29 36-55 59-77 22-23 48-43 77-59 28-17 58-29 89-37 31-9 63-13 96-13s65 4 96 13c31 8 61 20 90 37 28 16 54 36 76 59 23 22 43 48 59 77 17 28 29 58 37 89 9 31 13 63 13 96s-4 65-13 96zM558 184c-16-17-34-31-54-42-21-12-42-21-64-27-23-6-46-9-69-9s-46 3-69 9c-22 6-43 15-63 27-21 11-39 25-55 42-17 16-31 34-42 55-12 20-21 41-27 63-6 23-9 46-9 69s3 46 9 69c6 22 15 43 27 64 11 20 25 38 42 54 16 17 34 31 55 42 20 12 41 21 63 27 23 6 46 9 69 9s46-3 69-9c22-6 43-15 64-27 20-11 38-25 54-42 17-16 31-34 42-54 12-21 21-42 27-64 6-23 9-46 9-69s-3-46-9-69c-6-22-15-43-27-63-11-21-25-39-42-55zM395 396v133h-46v-133h-131v-45h131v-133h46v133h131v45z"/>
    <draw:marker draw:name="NavigableProperty" svg:viewBox="0 0 304 800" svg:d="M119 4l-27 8-27 15-24 19-18 25-13 28-7 27-3 28 4 27 8 28 15 27 19 23 25 18 28 13 27 8 28 2 27-3 28-10 26-14 24-19 18-24 13-28 7-28 3-27-4-28-9-27-14-27-19-24-26-18-26-13-28-7-27-3zM127 800h27 26l4-218 62 187 29-10 29-9-122-364-29-86-28 86-121 364 29 9 28 10 62-186z"/>
    <draw:marker draw:name="Navigation" svg:viewBox="0 0 786 1228" svg:d="M151 1228l-76-25-75-25 318-952 76-226 75 226 317 952-76 25-75 25-162-486v462h-80-79v-464z"/>
    <draw:marker draw:name="Not_20_navigable" draw:display-name="Not navigable" svg:viewBox="0 0 706 1270" svg:d="M0 352l35-35 36-35 232 232v-514h50 50v513l232-231 35 35 36 35-282 283 282 282-36 35-35 35-232-231v514h-50-50v-515l-232 232-36-35-35-35 282-282z"/>
    <draw:marker draw:name="Object_20_with_20_arrow" draw:display-name="Object with arrow" svg:viewBox="0 0 7147 14000" svg:d="M1073 5500h5000v-5000h-5000zM573 6000v-6000h6000v6000h-2335l2909 7271-574 229-573 229-1809-4523v4794h-618-617v-4794l-1809 4523-574-229-573-229 2908-7271z"/>
    <draw:marker draw:name="Prueba" svg:viewBox="0 0 7147 14000" svg:d="M1073 5500h5000v-5000h-5000zM573 6000v-6000h6000v6000h-2335l2909 7271-574 229-573 229-1809-4523v4794h-618-617v-4794l-1809 4523-574-229-573-229 2908-7271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Square_20_unfilled" draw:display-name="Square unfilled" svg:viewBox="0 0 300 300" svg:d="M0 0h300v300h-300zM20 20h260v260h-26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1-06T20:50:42.455474385</meta:creation-date>
    <dc:date>2025-04-28T10:05:38.992905407</dc:date>
    <meta:editing-duration>PT5H52M19S</meta:editing-duration>
    <meta:editing-cycles>10</meta:editing-cycles>
    <meta:generator>LibreOffice/25.2.2.2$Linux_X86_64 LibreOffice_project/520$Build-2</meta:generator>
    <dc:creator>Jose F. Velez</dc:creator>
    <meta:document-statistic meta:object-count="34"/>
  </office:meta>
</office:document-meta>
</file>